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2" style:family="paragraph" style:parent-style-name="Text_20_body">
      <style:paragraph-properties fo:text-align="justify" style:justify-single-word="false"/>
      <style:text-properties style:font-name="Times New Roman" fo:font-size="12pt" fo:font-style="normal" fo:font-weight="normal" officeooo:rsid="0026439a" officeooo:paragraph-rsid="0026439a"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Title">
      <style:text-properties officeooo:rsid="0026439a" officeooo:paragraph-rsid="002643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aptation of ontology sets for water related scenarios management with IoT systems for a more productive and sustainable agriculture systems</text:p>
      <text:h text:style-name="P1" text:outline-level="1">Abstract</text:h>
      <text:p text:style-name="P2">Water management is a key scenario for the deployment of IoT systems because of the particularities that arise depending on the geographical region as well as its inherent weather conditions. This scenario offers different and challenging problems to the <text:s/>deployment of IoT based applications and services which must rely on a rich technological vocabulary able to represent such <text:s/>characteristics and particularities. This is the reason why ontologies are the medium to achieve this goal. In this paper, we review the most well-known related ontologies as well as propose a model called MEGA promoted at state level with the objective of not only representing the information, but also integrating all the elements of an irrigation system, specially water distribution networks under interoperable platforms or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0:47:36.251870263</dc:date>
    <meta:editing-duration>P3DT7H35M43S</meta:editing-duration>
    <meta:editing-cycles>169</meta:editing-cycles>
    <meta:generator>LibreOffice/4.2.8.2$Linux_X86_64 LibreOffice_project/420m0$Build-2</meta:generator>
    <meta:document-statistic meta:table-count="0" meta:image-count="0" meta:object-count="0" meta:page-count="1" meta:paragraph-count="3" meta:word-count="145" meta:character-count="967" meta:non-whitespace-character-count="823"/>
    <meta:user-defined meta:name="Author_1">Diego Sánchez de Rivera --diegosanchez@dit.upm.es-- Technical University of Madrid</meta:user-defined>
    <meta:user-defined meta:name="Author_2">Tomas Robles-- trobles@dit.upm.es -- Universidad Politécnica de Madrid</meta:user-defined>
    <meta:user-defined meta:name="Author_3">Juan Antonio Lopez Morales --juanantonio.lopez@carm.es -- IMIDA</meta:user-defined>
    <meta:user-defined meta:name="Author_4">Azucena Sierra de Miguel-- asdm@tragsa.es--TRAGSA</meta:user-defined>
    <meta:user-defined meta:name="Author_5" meta:value-type="string">Mariano Navarro --mnc@tragsa.es-- TRAGSA</meta:user-defined>
    <meta:user-defined meta:name="Author_6" meta:value-type="string">María Sofía Iglesias Gómez--msig@tragsa.es-- TRAGSA</meta:user-defined>
    <meta:user-defined meta:name="Author_7" meta:value-type="string">Juan Antonio Martinez Navarro -- jamartinez@odins.es -- Odin Solutions S.L.</meta:user-defined>
    <meta:user-defined meta:name="Author_8" meta:value-type="string">Antonio Skarmeta Gomez --skarmeta@um.es -- Universidad de Murcia</meta:user-defined>
    <meta:user-defined meta:name="Keywords" meta:value-type="string">Ontology--agriculture--IoT--Management</meta:user-defined>
  </office:meta>
</office:document-meta>
</file>